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56in"/>
    </style:style>
    <style:style style:name="co3" style:family="table-column">
      <style:table-column-properties fo:break-before="auto" style:column-width="2.8547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5.7134in"/>
    </style:style>
    <style:style style:name="co6" style:family="table-column">
      <style:table-column-properties fo:break-before="auto" style:column-width="1.5075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4.7555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2.1209in"/>
    </style:style>
    <style:style style:name="co11" style:family="table-column">
      <style:table-column-properties fo:break-before="auto" style:column-width="11.786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7.3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55in" fo:break-before="auto" style:use-optimal-row-height="false"/>
    </style:style>
    <style:style style:name="ro3" style:family="table-row">
      <style:table-row-properties style:row-height="0.3264in" fo:break-before="auto" style:use-optimal-row-height="false"/>
    </style:style>
    <style:style style:name="ro4" style:family="table-row">
      <style:table-row-properties style:row-height="0.466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701in" fo:break-before="auto" style:use-optimal-row-height="false"/>
    </style:style>
    <style:style style:name="ro7" style:family="table-row">
      <style:table-row-properties style:row-height="0.5252in" fo:break-before="auto" style:use-optimal-row-height="false"/>
    </style:style>
    <style:style style:name="ro8" style:family="table-row">
      <style:table-row-properties style:row-height="0.4437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7327in" fo:break-before="auto" style:use-optimal-row-height="false"/>
    </style:style>
    <style:style style:name="ro11" style:family="table-row">
      <style:table-row-properties style:row-height="0.4146in" fo:break-before="auto" style:use-optimal-row-height="false"/>
    </style:style>
    <style:style style:name="ro12" style:family="table-row">
      <style:table-row-properties style:row-height="0.2217in" fo:break-before="auto" style:use-optimal-row-height="false"/>
    </style:style>
    <style:style style:name="ro13" style:family="table-row">
      <style:table-row-properties style:row-height="0.4882in" fo:break-before="auto" style:use-optimal-row-height="false"/>
    </style:style>
    <style:style style:name="ro14" style:family="table-row">
      <style:table-row-properties style:row-height="0.4807in" fo:break-before="auto" style:use-optimal-row-height="false"/>
    </style:style>
    <style:style style:name="ro15" style:family="table-row">
      <style:table-row-properties style:row-height="0.3925in" fo:break-before="auto" style:use-optimal-row-height="false"/>
    </style:style>
    <style:style style:name="ro16" style:family="table-row">
      <style:table-row-properties style:row-height="0.6291in" fo:break-before="auto" style:use-optimal-row-height="false"/>
    </style:style>
    <style:style style:name="ro17" style:family="table-row">
      <style:table-row-properties style:row-height="0.2083in" fo:break-before="auto" style:use-optimal-row-height="true"/>
    </style:style>
    <style:style style:name="ro18" style:family="table-row">
      <style:table-row-properties style:row-height="0.3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a933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45" style:family="table-cell" style:parent-style-name="Default">
      <style:table-cell-properties fo:wrap-option="wrap" fo:border="0.06pt solid #000000" style:vertical-align="middle"/>
      <style:text-properties fo:color="#000000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31" style:family="table-cell" style:parent-style-name="Default">
      <style:table-cell-properties fo:wrap-option="wrap" style:vertical-align="middle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a933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72" style:family="table-cell" style:parent-style-name="Default">
      <style:table-cell-properties style:vertical-align="middle"/>
      <style:text-properties fo:color="#000000"/>
    </style:style>
    <style:style style:name="ce71" style:family="table-cell" style:parent-style-name="Default">
      <style:table-cell-properties fo:wrap-option="wrap" style:vertical-align="middle"/>
      <style:text-properties fo:color="#000000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MA" table:style-name="ta1">
        <office:forms form:automatic-focus="false" form:apply-design-mode="false"/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Default"/>
        <table:table-row table:style-name="ro1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dules" table:style-name="ta1">
        <office:forms form:automatic-focus="false" form:apply-design-mode="false"/>
        <table:table-column table:style-name="co1" table:default-cell-style-name="ce27"/>
        <table:table-column table:style-name="co3" table:default-cell-style-name="ce27"/>
        <table:table-column table:style-name="co1" table:number-columns-repeated="1020" table:default-cell-style-name="ce27"/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number-columns-repeated="1020"/>
        </table:table-row>
        <table:table-row table:style-name="ro3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number-columns-repeated="1020"/>
        </table:table-row>
        <table:table-row table:style-name="ro3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number-columns-repeated="1020"/>
        </table:table-row>
        <table:table-row table:style-name="ro3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number-columns-repeated="1020"/>
        </table:table-row>
        <table:table-row table:style-name="ro3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number-columns-repeated="1020"/>
        </table:table-row>
        <table:table-row table:style-name="ro3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number-columns-repeated="1020"/>
        </table:table-row>
        <table:table-row table:style-name="ro3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number-columns-repeated="1020"/>
        </table:table-row>
        <table:table-row table:style-name="ro3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table:number-columns-repeated="1020"/>
        </table:table-row>
        <table:table-row table:style-name="ro3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number-columns-repeated="1020"/>
        </table:table-row>
        <table:table-row table:style-name="ro3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number-columns-repeated="1020"/>
        </table:table-row>
        <table:table-row table:style-name="ro3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number-columns-repeated="1020"/>
        </table:table-row>
        <table:table-row table:style-name="ro3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table:number-columns-repeated="1020"/>
        </table:table-row>
        <table:table-row table:style-name="ro3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table:number-columns-repeated="1020"/>
        </table:table-row>
        <table:table-row table:style-name="ro3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table:number-columns-repeated="1020"/>
        </table:table-row>
        <table:table-row table:style-name="ro3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number-columns-repeated="1020"/>
        </table:table-row>
        <table:table-row table:style-name="ro3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table:number-columns-repeated="1020"/>
        </table:table-row>
        <table:table-row table:style-name="ro3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table:number-columns-repeated="1020"/>
        </table:table-row>
        <table:table-row table:style-name="ro3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table:number-columns-repeated="1020"/>
        </table:table-row>
        <table:table-row table:style-name="ro3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table:number-columns-repeated="1020"/>
        </table:table-row>
        <table:table-row table:style-name="ro3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table:number-columns-repeated="1020"/>
        </table:table-row>
        <table:table-row table:style-name="ro3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number-columns-repeated="1020"/>
        </table:table-row>
        <table:table-row table:style-name="ro3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table:number-columns-repeated="1020"/>
        </table:table-row>
        <table:table-row table:style-name="ro3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table:number-columns-repeated="1020"/>
        </table:table-row>
        <table:table-row table:style-name="ro3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table:number-columns-repeated="1020"/>
        </table:table-row>
        <table:table-row table:style-name="ro4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table:number-columns-repeated="1020"/>
        </table:table-row>
        <table:table-row table:style-name="ro3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table:number-columns-repeated="1020"/>
        </table:table-row>
        <table:table-row table:style-name="ro3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table:number-columns-repeated="1020"/>
        </table:table-row>
        <table:table-row table:style-name="ro3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table:number-columns-repeated="1020"/>
        </table:table-row>
        <table:table-row table:style-name="ro3" table:number-rows-repeated="104854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Планы" table:style-name="ta1">
        <office:forms form:automatic-focus="false" form:apply-design-mode="false"/>
        <table:table-column table:style-name="co4" table:default-cell-style-name="ce30"/>
        <table:table-column table:style-name="co5" table:default-cell-style-name="ce31"/>
        <table:table-column table:style-name="co6" table:default-cell-style-name="ce30"/>
        <table:table-column table:style-name="co7" table:default-cell-style-name="ce30"/>
        <table:table-column table:style-name="co8" table:default-cell-style-name="ce27"/>
        <table:table-column table:style-name="co9" table:default-cell-style-name="ce27"/>
        <table:table-column table:style-name="co1" table:default-cell-style-name="ce27"/>
        <table:table-column table:style-name="co10" table:default-cell-style-name="ce27"/>
        <table:table-column table:style-name="co1" table:number-columns-repeated="1015" table:default-cell-style-name="ce27"/>
        <table:table-row table:style-name="ro5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1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6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7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7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7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7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1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8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8">
          <table:table-cell table:style-name="ce46" office:value-type="float" office:value="7" calcext:value-type="float">
            <text:p>7</text:p>
          </table:table-cell>
          <table:table-cell table:style-name="ce57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Кнопкам присвоил номера 50 — 62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8" calcext:value-type="float">
            <text:p>8</text:p>
          </table:table-cell>
          <table:table-cell table:style-name="ce57" office:value-type="string" calcext:value-type="string">
            <text:p>Запуск режима Групповой вызов</text:p>
          </table:table-cell>
          <table:table-cell table:style-name="ce46" office:value-type="float" office:value="5" calcext:value-type="float">
            <text:p>5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Группы работают. При конфигурировании прописывать вначале сразу после IP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9" calcext:value-type="float">
            <text:p>9</text:p>
          </table:table-cell>
          <table:table-cell table:style-name="ce57" office:value-type="string" calcext:value-type="string">
            <text:p>Запуск режима Телефон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8">
          <table:table-cell table:style-name="ce46" office:value-type="float" office:value="10" calcext:value-type="float">
            <text:p>10</text:p>
          </table:table-cell>
          <table:table-cell table:style-name="ce57" office:value-type="string" calcext:value-type="string">
            <text:p>Реализация возможности приема телефонного вызова любым пультом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В конфигурации пульта нужно прописать * <text:s text:c="2"/>и <text:s/># <text:s/>Реализована корректная индикация телефонного вызова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11" calcext:value-type="float">
            <text:p>11</text:p>
          </table:table-cell>
          <table:table-cell table:style-name="ce57" office:value-type="string" calcext:value-type="string">
            <text:p>Подключение номеронабирателя к <text:s/>UPV SC2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Номеронабиратель работает но для нажатия требуется очень большое усилие</text:p>
          </table:table-cell>
          <table:table-cell table:style-name="ce32" table:number-columns-repeated="1018"/>
        </table:table-row>
        <table:table-row table:style-name="ro9">
          <table:table-cell table:style-name="ce39"/>
          <table:table-cell table:style-name="ce50" office:value-type="string" calcext:value-type="string">
            <text:p>29.08 — 02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0">
          <table:table-cell table:style-name="ce46" office:value-type="float" office:value="12" calcext:value-type="float">
            <text:p>12</text:p>
          </table:table-cell>
          <table:table-cell table:style-name="ce57" office:value-type="string" calcext:value-type="string">
            <text:p>Адаптация кода для SL1 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а одна прошивка для SC2 <text:s/>SC4 <text:s/>SL1. <text:s text:c="2"/>Аудиотракты на вход и выход работают. <text:s/>В режиме симплекс сигнал на цифровом выходе не прерывистый — можно использовать для управления внешними устройствами</text:p>
          </table:table-cell>
          <table:table-cell table:style-name="ce32" table:number-columns-repeated="1018"/>
        </table:table-row>
        <table:table-row table:style-name="ro11">
          <table:table-cell table:style-name="ce46" office:value-type="float" office:value="13" calcext:value-type="float">
            <text:p>13</text:p>
          </table:table-cell>
          <table:table-cell table:style-name="ce57" office:value-type="string" calcext:value-type="string">
            <text:p>Устранение прерывистости сигнала при передачи чистого синуса (баг Promwad)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1">
          <table:table-cell table:style-name="ce46" office:value-type="float" office:value="14" calcext:value-type="float">
            <text:p>14</text:p>
          </table:table-cell>
          <table:table-cell table:style-name="ce57" office:value-type="string" calcext:value-type="string">
            <text:p>Баг Promwad — сбой при попытке записать большой конфиг в станцию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Заложенный в коде размер конфига позволял максимум 7-8 станций</text:p>
          </table:table-cell>
          <table:table-cell table:style-name="ce32" table:number-columns-repeated="1018"/>
        </table:table-row>
        <table:table-row table:style-name="ro12">
          <table:table-cell table:style-name="ce39"/>
          <table:table-cell table:style-name="ce50" office:value-type="string" calcext:value-type="string">
            <text:p>05.09 — 08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Реализация возможности записи прошивки через локальную сеть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о без шифрования прошивки</text:p>
          </table:table-cell>
          <table:table-cell table:style-name="ce32" table:number-columns-repeated="1018"/>
        </table:table-row>
        <table:table-row table:style-name="ro12">
          <table:table-cell table:style-name="ce46" office:value-type="float" office:value="16" calcext:value-type="float">
            <text:p>16</text:p>
          </table:table-cell>
          <table:table-cell table:style-name="ce57" office:value-type="string" calcext:value-type="string">
            <text:p>Запуск у STM32 аппаратного блока CRC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39"/>
          <table:table-cell table:style-name="ce50" office:value-type="string" calcext:value-type="string">
            <text:p>12.09 — 16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7" calcext:value-type="float">
            <text:p>17</text:p>
          </table:table-cell>
          <table:table-cell table:style-name="ce38" office:value-type="string" calcext:value-type="string">
            <text:p>Запуск у STM32 HASH процессора <text:s/>и шифрования/дешифрования прошивки</text:p>
          </table:table-cell>
          <table:table-cell table:style-name="ce52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8" calcext:value-type="float">
            <text:p>18</text:p>
          </table:table-cell>
          <table:table-cell table:style-name="ce38" office:value-type="string" calcext:value-type="string">
            <text:p>Возможность заливать прошивку одновременно во все станции</text:p>
          </table:table-cell>
          <table:table-cell table:style-name="ce52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47"/>
          <table:table-cell table:style-name="ce50" office:value-type="string" calcext:value-type="string">
            <text:p>19.09 — 23.09</text:p>
          </table:table-cell>
          <table:table-cell table:style-name="ce58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 office:value-type="float" office:value="19" calcext:value-type="float">
            <text:p>19</text:p>
          </table:table-cell>
          <table:table-cell table:style-name="ce56" office:value-type="string" calcext:value-type="string">
            <text:p>Подготовка Презентации</text:p>
          </table:table-cell>
          <table:table-cell table:style-name="ce58" office:value-type="float" office:value="2" calcext:value-type="float">
            <text:p>2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 office:value-type="float" office:value="20" calcext:value-type="float">
            <text:p>20</text:p>
          </table:table-cell>
          <table:table-cell table:style-name="ce56" office:value-type="string" calcext:value-type="string">
            <text:p>Подготовка ТЗ</text:p>
          </table:table-cell>
          <table:table-cell table:style-name="ce58" office:value-type="float" office:value="3" calcext:value-type="float">
            <text:p>3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/>
          <table:table-cell table:style-name="ce50" office:value-type="string" calcext:value-type="string">
            <text:p>26.09 — 30.09</text:p>
          </table:table-cell>
          <table:table-cell table:style-name="ce58"/>
          <table:table-cell table:style-name="ce61"/>
          <table:table-cell table:style-name="ce71"/>
          <table:table-cell table:style-name="ce32" table:number-columns-repeated="1018"/>
        </table:table-row>
        <table:table-row table:style-name="ro7">
          <table:table-cell table:style-name="ce47" office:value-type="float" office:value="21" calcext:value-type="float">
            <text:p>21</text:p>
          </table:table-cell>
          <table:table-cell table:style-name="ce45" office:value-type="string" calcext:value-type="string">
            <text:p><text:span text:style-name="T2">PDKV — создание архива. Сохранение речевых пакетов пакетов на сервере в базе данных </text:span><text:span text:style-name="T1">Возможность воспроизведения сообщений из архивной базы данных на любой станции</text:span></text:p>
          </table:table-cell>
          <table:table-cell table:style-name="ce40" office:value-type="float" office:value="20" calcext:value-type="float">
            <text:p>2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1">
          <table:table-cell table:style-name="ce47" office:value-type="float" office:value="22" calcext:value-type="float">
            <text:p>22</text:p>
          </table:table-cell>
          <table:table-cell table:style-name="ce42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40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3" calcext:value-type="float">
            <text:p>23</text:p>
          </table:table-cell>
          <table:table-cell table:style-name="ce42" office:value-type="string" calcext:value-type="string">
            <text:p>Доработка конфигуратора для SL1</text:p>
          </table:table-cell>
          <table:table-cell table:style-name="ce40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4" calcext:value-type="float">
            <text:p>24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5" calcext:value-type="float">
            <text:p>25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47" office:value-type="float" office:value="26" calcext:value-type="float">
            <text:p>26</text:p>
          </table:table-cell>
          <table:table-cell table:style-name="ce42" office:value-type="string" calcext:value-type="string">
            <text:p>Добиться работы шифрования — дешифрования прошивки</text:p>
          </table:table-cell>
          <table:table-cell table:style-name="ce40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4">
          <table:table-cell table:style-name="ce47" office:value-type="float" office:value="27" calcext:value-type="float">
            <text:p>27</text:p>
          </table:table-cell>
          <table:table-cell table:style-name="ce45" office:value-type="string" calcext:value-type="string">
            <text:p>Запуск Ватчдога (сторожевой таймер — автоматическая перезагрузка при зависании системы)</text:p>
          </table:table-cell>
          <table:table-cell table:style-name="ce58" office:value-type="float" office:value="5" calcext:value-type="float">
            <text:p>5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8">
          <table:table-cell table:style-name="ce47" office:value-type="float" office:value="28" calcext:value-type="float">
            <text:p>28</text:p>
          </table:table-cell>
          <table:table-cell table:style-name="ce45" office:value-type="string" calcext:value-type="string">
            <text:p>Доработка алгорита световой индикации</text:p>
          </table:table-cell>
          <table:table-cell table:style-name="ce40" office:value-type="float" office:value="10" calcext:value-type="float">
            <text:p>10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15">
          <table:table-cell table:style-name="ce47" office:value-type="float" office:value="29" calcext:value-type="float">
            <text:p>29</text:p>
          </table:table-cell>
          <table:table-cell table:style-name="ce45" office:value-type="string" calcext:value-type="string">
            <text:p>Загрузка прошивки одновременно во все устройства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71"/>
          <table:table-cell table:number-columns-repeated="1018"/>
        </table:table-row>
        <table:table-row table:style-name="ro11" table:number-rows-repeated="2">
          <table:table-cell table:style-name="Default" table:number-columns-repeated="3"/>
          <table:table-cell table:number-columns-repeated="1020"/>
        </table:table-row>
        <table:table-row table:style-name="ro16">
          <table:table-cell table:style-name="Default" table:number-columns-repeated="3"/>
          <table:table-cell table:number-columns-repeated="1020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Аналоги" table:style-name="ta1">
        <office:forms form:automatic-focus="false" form:apply-design-mode="false"/>
        <table:table-column table:style-name="co11" table:default-cell-style-name="Default"/>
        <table:table-column table:style-name="co1" table:number-columns-repeated="2" table:default-cell-style-name="ce19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esentation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Default"/>
        <table:table-row table:style-name="ro17">
          <table:table-cell/>
          <table:table-cell table:style-name="ce69" office:value-type="string" calcext:value-type="string">
            <text:p>Наименование испытаний, проверок или проверяемых показателей</text:p>
          </table:table-cell>
        </table:table-row>
        <table:table-row table:style-name="ro18">
          <table:table-cell table:style-name="ce40" office:value-type="float" office:value="1" calcext:value-type="float">
            <text:p>1</text:p>
          </table:table-cell>
          <table:table-cell table:style-name="ce70" office:value-type="string" calcext:value-type="string">
            <text:p>Проверка требований электропитания</text:p>
          </table:table-cell>
        </table:table-row>
        <table:table-row table:style-name="ro18">
          <table:table-cell table:style-name="ce40" office:value-type="float" office:value="2" calcext:value-type="float">
            <text:p>2</text:p>
          </table:table-cell>
          <table:table-cell table:style-name="ce70" office:value-type="string" calcext:value-type="string">
            <text:p>Проверка требований работы в сети Ethernet</text:p>
          </table:table-cell>
        </table:table-row>
        <table:table-row table:style-name="ro18">
          <table:table-cell table:style-name="ce40" office:value-type="float" office:value="3" calcext:value-type="float">
            <text:p>3</text:p>
          </table:table-cell>
          <table:table-cell table:style-name="ce70" office:value-type="string" calcext:value-type="string">
            <text:p>Проверка требований организации симплексной связи</text:p>
          </table:table-cell>
        </table:table-row>
        <table:table-row table:style-name="ro18">
          <table:table-cell table:style-name="ce40" office:value-type="float" office:value="4" calcext:value-type="float">
            <text:p>4</text:p>
          </table:table-cell>
          <table:table-cell table:style-name="ce70" office:value-type="string" calcext:value-type="string">
            <text:p>Проверка требований организации дуплексной связи</text:p>
          </table:table-cell>
        </table:table-row>
        <table:table-row table:style-name="ro18">
          <table:table-cell table:style-name="ce40" office:value-type="float" office:value="5" calcext:value-type="float">
            <text:p>5</text:p>
          </table:table-cell>
          <table:table-cell table:style-name="ce70" office:value-type="string" calcext:value-type="string">
            <text:p>Проверка требований организации циркулярной связи</text:p>
          </table:table-cell>
        </table:table-row>
        <table:table-row table:style-name="ro18">
          <table:table-cell table:style-name="ce40" office:value-type="float" office:value="6" calcext:value-type="float">
            <text:p>6</text:p>
          </table:table-cell>
          <table:table-cell table:style-name="ce70" office:value-type="string" calcext:value-type="string">
            <text:p>Проверка требований организации групповой связи</text:p>
          </table:table-cell>
        </table:table-row>
        <table:table-row table:style-name="ro18">
          <table:table-cell table:style-name="ce40" office:value-type="float" office:value="7" calcext:value-type="float">
            <text:p>7</text:p>
          </table:table-cell>
          <table:table-cell table:style-name="ce70" office:value-type="string" calcext:value-type="string">
            <text:p>Проверка требований организации телефонной связи на устройствах с номеронабирателем</text:p>
          </table:table-cell>
        </table:table-row>
        <table:table-row table:style-name="ro18">
          <table:table-cell table:style-name="ce40" office:value-type="float" office:value="8" calcext:value-type="float">
            <text:p>8</text:p>
          </table:table-cell>
          <table:table-cell table:style-name="ce70" office:value-type="string" calcext:value-type="string">
            <text:p>Проверка требований организации телефонной связи на устройствах без номеронабирателя</text:p>
          </table:table-cell>
        </table:table-row>
        <table:table-row table:style-name="ro18">
          <table:table-cell table:style-name="ce40" office:value-type="float" office:value="9" calcext:value-type="float">
            <text:p>9</text:p>
          </table:table-cell>
          <table:table-cell table:style-name="ce70" office:value-type="string" calcext:value-type="string">
            <text:p>Проверка требований организации световой индикации</text:p>
          </table:table-cell>
        </table:table-row>
        <table:table-row table:style-name="ro18">
          <table:table-cell table:style-name="ce40" office:value-type="float" office:value="10" calcext:value-type="float">
            <text:p>10</text:p>
          </table:table-cell>
          <table:table-cell table:style-name="ce70" office:value-type="string" calcext:value-type="string">
            <text:p>Проверка требований регулирования громкости динамика клавишами + -</text:p>
          </table:table-cell>
        </table:table-row>
        <table:table-row table:style-name="ro18">
          <table:table-cell table:style-name="ce40" office:value-type="float" office:value="11" calcext:value-type="float">
            <text:p>11</text:p>
          </table:table-cell>
          <table:table-cell table:style-name="ce70" office:value-type="string" calcext:value-type="string">
            <text:p>Проверка требований регулирования чувствительности микрофона клавишами + -</text:p>
          </table:table-cell>
        </table:table-row>
        <table:table-row table:style-name="ro18">
          <table:table-cell table:style-name="ce40" office:value-type="float" office:value="12" calcext:value-type="float">
            <text:p>12</text:p>
          </table:table-cell>
          <table:table-cell table:style-name="ce70" office:value-type="string" calcext:value-type="string">
            <text:p>Проверка требований к работе платы СЛ1</text:p>
          </table:table-cell>
        </table:table-row>
        <table:table-row table:style-name="ro18">
          <table:table-cell table:style-name="ce40" office:value-type="float" office:value="13" calcext:value-type="float">
            <text:p>13</text:p>
          </table:table-cell>
          <table:table-cell table:style-name="ce70" office:value-type="string" calcext:value-type="string">
            <text:p>Проверка требований к загрузке конфигурации системы по локальной сети</text:p>
          </table:table-cell>
        </table:table-row>
        <table:table-row table:style-name="ro18">
          <table:table-cell table:style-name="ce40" office:value-type="float" office:value="14" calcext:value-type="float">
            <text:p>14</text:p>
          </table:table-cell>
          <table:table-cell table:style-name="ce70" office:value-type="string" calcext:value-type="string">
            <text:p>Проверка требований к загрузке прошивки по локальной сети</text:p>
          </table:table-cell>
        </table:table-row>
        <table:table-row table:style-name="ro1">
          <table:table-cell/>
          <table:table-cell table:style-name="ce27"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18:05:03.40470442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9-20T11:34:09.716597774</dc:date>
    <meta:editing-duration>P5DT17H59M33S</meta:editing-duration>
    <meta:editing-cycles>327</meta:editing-cycles>
    <meta:document-statistic meta:table-count="5" meta:cell-count="246" meta:object-count="0"/>
    <meta:user-defined meta:name=""/>
    <meta:user-defined meta:name="qrichtext">1</meta:user-defined>
  </office:meta>
</office:document-meta>
</file>